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cb8ef" officeooo:paragraph-rsid="000cb8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dshcokasrgfow;eri 1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Segoe UI" style:font-size-asian="10.5pt" style:language-asian="zxx" style:country-asian="none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Segoe UI" style:font-size-asian="10.5pt" style:language-asian="zxx" style:country-asian="none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20:08:12.223000000</meta:creation-date>
    <dc:date>2024-03-17T20:08:18.234000000</dc:date>
    <meta:editing-duration>PT6S</meta:editing-duration>
    <meta:editing-cycles>1</meta:editing-cycles>
    <meta:document-statistic meta:table-count="0" meta:image-count="0" meta:object-count="0" meta:page-count="1" meta:paragraph-count="1" meta:word-count="2" meta:character-count="21" meta:non-whitespace-character-count="20"/>
    <meta:generator>LibreOffice/7.6.4.1$Windows_X86_64 LibreOffice_project/e19e193f88cd6c0525a17fb7a176ed8e6a3e2aa1</meta:generator>
  </office:meta>
</office:document-meta>
</file>